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Times New Roman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2">
      <style:table-cell-properties style:text-align-source="fix" style:repeat-content="fals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fo:color="#000000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able-cell-properties fo:border-bottom="0.51pt solid #000000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2pt" style:language-asian="pt" style:country-asian="BR" style:font-style-asian="normal" style:font-weight-asian="normal" style:font-name-complex="Arial" style:font-size-complex="9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11"/>
        <table:table-row table:style-name="ro1">
          <table:table-cell table:style-name="ce1" office:value-type="string" calcext:value-type="string">
            <text:p>UF </text:p>
          </table:table-cell>
          <table:table-cell table:style-name="ce1" office:value-type="string" calcext:value-type="string">
            <text:p>Mortes por bilhão/km (2020)</text:p>
          </table:table-cell>
          <table:table-cell table:style-name="ce1" office:value-type="string" calcext:value-type="string">
            <text:p>Taxa equivalente</text:p>
          </table:table-cell>
          <table:table-cell table:style-name="ce1" office:value-type="string" calcext:value-type="string">
            <text:p>Anos de atraso</text:p>
          </table:table-cell>
        </table:table-row>
        <table:table-row table:style-name="ro1">
          <table:table-cell table:style-name="ce2" office:value-type="string" calcext:value-type="string">
            <text:p>Acre</text:p>
          </table:table-cell>
          <table:table-cell table:style-name="ce6" office:value-type="float" office:value="32.54" calcext:value-type="float">
            <text:p>32,54</text:p>
          </table:table-cell>
          <table:table-cell table:style-name="ce10" office:value-type="string" calcext:value-type="string">
            <text:p>Suíça (1980)</text:p>
          </table:table-cell>
          <table:table-cell table:style-name="ce10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lagoas</text:p>
          </table:table-cell>
          <table:table-cell office:value-type="float" office:value="73.2" calcext:value-type="float">
            <text:p>73,20</text:p>
          </table:table-cell>
          <table:table-cell office:value-type="string" calcext:value-type="string">
            <text:p>Eslovênia (1990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mapá</text:p>
          </table:table-cell>
          <table:table-cell office:value-type="float" office:value="20.95" calcext:value-type="float">
            <text:p>20,95</text:p>
          </table:table-cell>
          <table:table-cell office:value-type="string" calcext:value-type="string">
            <text:p>Alemanha (1990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mazonas</text:p>
          </table:table-cell>
          <table:table-cell office:value-type="float" office:value="29.25" calcext:value-type="float">
            <text:p>29,25</text:p>
          </table:table-cell>
          <table:table-cell office:value-type="string" calcext:value-type="string">
            <text:p>Bélgica (1990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Bahia</text:p>
          </table:table-cell>
          <table:table-cell office:value-type="float" office:value="46.82" calcext:value-type="float">
            <text:p>46,82</text:p>
          </table:table-cell>
          <table:table-cell office:value-type="string" calcext:value-type="string">
            <text:p>Irlanda (1970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eará</text:p>
          </table:table-cell>
          <table:table-cell office:value-type="float" office:value="42.6" calcext:value-type="float">
            <text:p>42,60</text:p>
          </table:table-cell>
          <table:table-cell office:value-type="string" calcext:value-type="string">
            <text:p>Noruega (1970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Distrito Federal</text:p>
          </table:table-cell>
          <table:table-cell office:value-type="float" office:value="20.12" calcext:value-type="float">
            <text:p>20,12</text:p>
          </table:table-cell>
          <table:table-cell office:value-type="string" calcext:value-type="string">
            <text:p>Alemanha (1990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float" office:value="38.76" calcext:value-type="float">
            <text:p>38,76</text:p>
          </table:table-cell>
          <table:table-cell office:value-type="string" calcext:value-type="string">
            <text:p>Israel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Goiás</text:p>
          </table:table-cell>
          <table:table-cell office:value-type="float" office:value="33.97" calcext:value-type="float">
            <text:p>33,97</text:p>
          </table:table-cell>
          <table:table-cell office:value-type="string" calcext:value-type="string">
            <text:p>Suécia (1970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ranhão</text:p>
          </table:table-cell>
          <table:table-cell office:value-type="float" office:value="54.44" calcext:value-type="float">
            <text:p>54,44</text:p>
          </table:table-cell>
          <table:table-cell office:value-type="string" calcext:value-type="string">
            <text:p>Áustri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ato Grosso</text:p>
          </table:table-cell>
          <table:table-cell office:value-type="float" office:value="35.57" calcext:value-type="float">
            <text:p>35,57</text:p>
          </table:table-cell>
          <table:table-cell office:value-type="string" calcext:value-type="string">
            <text:p>Suécia (1970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ato Grosso do Sul </text:p>
          </table:table-cell>
          <table:table-cell office:value-type="float" office:value="36.53" calcext:value-type="float">
            <text:p>36,53</text:p>
          </table:table-cell>
          <table:table-cell office:value-type="string" calcext:value-type="string">
            <text:p>Alemanh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inas Gerais</text:p>
          </table:table-cell>
          <table:table-cell office:value-type="float" office:value="28.65" calcext:value-type="float">
            <text:p>28,65</text:p>
          </table:table-cell>
          <table:table-cell office:value-type="string" calcext:value-type="string">
            <text:p>Irland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rá</text:p>
          </table:table-cell>
          <table:table-cell office:value-type="float" office:value="44.57" calcext:value-type="float">
            <text:p>44,57</text:p>
          </table:table-cell>
          <table:table-cell office:value-type="string" calcext:value-type="string">
            <text:p>Irlanda (1970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araíba</text:p>
          </table:table-cell>
          <table:table-cell office:value-type="float" office:value="54.8" calcext:value-type="float">
            <text:p>54,80</text:p>
          </table:table-cell>
          <table:table-cell office:value-type="string" calcext:value-type="string">
            <text:p>República Tchec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araná</text:p>
          </table:table-cell>
          <table:table-cell office:value-type="float" office:value="33.59" calcext:value-type="float">
            <text:p>33,59</text:p>
          </table:table-cell>
          <table:table-cell office:value-type="string" calcext:value-type="string">
            <text:p>Suécia (1970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Pernambuco</text:p>
          </table:table-cell>
          <table:table-cell office:value-type="float" office:value="50.54" calcext:value-type="float">
            <text:p>50,54</text:p>
          </table:table-cell>
          <table:table-cell office:value-type="string" calcext:value-type="string">
            <text:p>Bélgic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Piauí</text:p>
          </table:table-cell>
          <table:table-cell office:value-type="float" office:value="72.03" calcext:value-type="float">
            <text:p>72,03</text:p>
          </table:table-cell>
          <table:table-cell office:value-type="string" calcext:value-type="string">
            <text:p>Eslovênia (1990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io de Janeiro</text:p>
          </table:table-cell>
          <table:table-cell office:value-type="float" office:value="28.73" calcext:value-type="float">
            <text:p>28,73</text:p>
          </table:table-cell>
          <table:table-cell office:value-type="string" calcext:value-type="string">
            <text:p>França (1990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float" office:value="32.86" calcext:value-type="float">
            <text:p>32,86</text:p>
          </table:table-cell>
          <table:table-cell office:value-type="string" calcext:value-type="string">
            <text:p>Suíç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io Grande do Sul</text:p>
          </table:table-cell>
          <table:table-cell office:value-type="float" office:value="25.72" calcext:value-type="float">
            <text:p>25,72</text:p>
          </table:table-cell>
          <table:table-cell office:value-type="string" calcext:value-type="string">
            <text:p>Malásia (2000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Rondônia</text:p>
          </table:table-cell>
          <table:table-cell office:value-type="float" office:value="32.97" calcext:value-type="float">
            <text:p>32,97</text:p>
          </table:table-cell>
          <table:table-cell office:value-type="string" calcext:value-type="string">
            <text:p>Suíç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Roraima</text:p>
          </table:table-cell>
          <table:table-cell office:value-type="float" office:value="27.28" calcext:value-type="float">
            <text:p>27,28</text:p>
          </table:table-cell>
          <table:table-cell office:value-type="string" calcext:value-type="string">
            <text:p>Holanda (1980)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anta Catarina</text:p>
          </table:table-cell>
          <table:table-cell office:value-type="float" office:value="26.27" calcext:value-type="float">
            <text:p>26,27</text:p>
          </table:table-cell>
          <table:table-cell office:value-type="string" calcext:value-type="string">
            <text:p>Malásia (2000)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ão Paulo</text:p>
          </table:table-cell>
          <table:table-cell office:value-type="float" office:value="20.33" calcext:value-type="float">
            <text:p>20,33</text:p>
          </table:table-cell>
          <table:table-cell office:value-type="string" calcext:value-type="string">
            <text:p>Alemanha (1990)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ergipe</text:p>
          </table:table-cell>
          <table:table-cell office:value-type="float" office:value="48.6" calcext:value-type="float">
            <text:p>48,60</text:p>
          </table:table-cell>
          <table:table-cell office:value-type="string" calcext:value-type="string">
            <text:p>Austrália (1970)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style-name="ce4" office:value-type="string" calcext:value-type="string">
            <text:p>Tocantins</text:p>
          </table:table-cell>
          <table:table-cell table:style-name="ce8" office:value-type="float" office:value="42.39" calcext:value-type="float">
            <text:p>42,39</text:p>
          </table:table-cell>
          <table:table-cell table:style-name="ce12" office:value-type="string" calcext:value-type="string">
            <text:p>Noruega (1970)</text:p>
          </table:table-cell>
          <table:table-cell table:style-name="ce12" office:value-type="float" office:value="50" calcext:value-type="float">
            <text:p>50</text:p>
          </table:table-cell>
        </table:table-row>
        <table:table-row table:style-name="ro1">
          <table:table-cell table:style-name="ce5" office:value-type="string" calcext:value-type="string">
            <text:p>Brasil</text:p>
          </table:table-cell>
          <table:table-cell table:style-name="ce9" office:value-type="float" office:value="32.7" calcext:value-type="float">
            <text:p>32,70</text:p>
          </table:table-cell>
          <table:table-cell table:style-name="ce1" office:value-type="string" calcext:value-type="string">
            <text:p>Suíça (1980)</text:p>
          </table:table-cell>
          <table:table-cell table:style-name="ce1"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Calibri" svg:font-family="Calibri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</meta:initial-creator>
    <meta:creation-date>2023-09-27T14:28:04.807074491</meta:creation-date>
    <dc:date>2023-09-27T14:28:42.572070324</dc:date>
    <dc:creator>Pedro Augusto Borges</dc:creator>
    <meta:editing-duration>PT38S</meta:editing-duration>
    <meta:editing-cycles>1</meta:editing-cycles>
    <meta:document-statistic meta:table-count="1" meta:cell-count="116" meta:object-count="0"/>
    <meta:generator>LibreOffice/7.5.6.2$Linux_X86_64 LibreOffice_project/50$Build-2</meta:generator>
  </office:meta>
</office:document-meta>
</file>